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4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5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6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7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8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9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3.1</text:h>
      <text:p text:style-name="P1"/>
      <text:p text:style-name="P2">Societies</text:p>
      <text:p text:style-name="P3"/>
      <text:p text:style-name="P3">Tier 1</text:p>
      <text:list xml:id="list5841451923867279985" text:style-name="L1">
        <text:list-item>
          <text:p text:style-name="P6">Farmland</text:p>
          <text:list>
            <text:list-item>
              <text:p text:style-name="P6">Restricted to grassland terrain</text:p>
            </text:list-item>
            <text:list-item>
              <text:p text:style-name="P6">Needs nothing</text:p>
            </text:list-item>
            <text:list-item>
              <text:p text:style-name="P6">Produces 1 food</text:p>
            </text:list-item>
            <text:list-item>
              <text:p text:style-name="P6">Wants 1 hi-tech goods, 1 service goods</text:p>
            </text:list-item>
          </text:list>
        </text:list-item>
        <text:list-item>
          <text:p text:style-name="P6">Lumber Camp</text:p>
          <text:list>
            <text:list-item>
              <text:p text:style-name="P6">Restricted to forest terrain</text:p>
            </text:list-item>
            <text:list-item>
              <text:p text:style-name="P6">Needs nothing</text:p>
            </text:list-item>
            <text:list-item>
              <text:p text:style-name="P6">Produces 1 wood</text:p>
            </text:list-item>
            <text:list-item>
              <text:p text:style-name="P6">Wants 1 hi-tech goods, 1 heavy machinery</text:p>
            </text:list-item>
          </text:list>
        </text:list-item>
        <text:list-item>
          <text:p text:style-name="P6">Mine</text:p>
          <text:list>
            <text:list-item>
              <text:p text:style-name="P6">Restricted to mountainous terrain</text:p>
            </text:list-item>
            <text:list-item>
              <text:p text:style-name="P6">Needs nothing</text:p>
            </text:list-item>
            <text:list-item>
              <text:p text:style-name="P6">Produces 1 ore</text:p>
            </text:list-item>
            <text:list-item>
              <text:p text:style-name="P6">Wants 1 hi-tech goods, 1 heavy machinery</text:p>
            </text:list-item>
          </text:list>
        </text:list-item>
        <text:list-item>
          <text:p text:style-name="P6">Cotton Plantation</text:p>
          <text:list>
            <text:list-item>
              <text:p text:style-name="P6">Restricted to grassland terrain</text:p>
            </text:list-item>
            <text:list-item>
              <text:p text:style-name="P6">Needs nothing</text:p>
            </text:list-item>
            <text:list-item>
              <text:p text:style-name="P6">Produces 1 cotton</text:p>
            </text:list-item>
            <text:list-item>
              <text:p text:style-name="P6">Wants 1 hi-tech goods, 1 service goods</text:p>
            </text:list-item>
          </text:list>
        </text:list-item>
      </text:list>
      <text:p text:style-name="P3"/>
      <text:p text:style-name="P3">Tier 1 Ascensions</text:p>
      <text:list xml:id="list1032593630538493067" text:style-name="L2">
        <text:list-item>
          <text:p text:style-name="P7">Into Textile Mill Village when supplied with 6 food and 6 cotton.</text:p>
        </text:list-item>
        <text:list-item>
          <text:p text:style-name="P7">Into Steel Mill Village when supplied with 6 food and 6 ore.</text:p>
        </text:list-item>
        <text:list-item>
          <text:p text:style-name="P7">Into Sawmill Village when supplied with 6 food and 6 wood.</text:p>
        </text:list-item>
      </text:list>
      <text:p text:style-name="P3"/>
      <text:p text:style-name="P3">Tier 2</text:p>
      <text:list xml:id="list7641434321249257315" text:style-name="L3">
        <text:list-item>
          <text:p text:style-name="P8">Textile Mill Village</text:p>
          <text:list>
            <text:list-item>
              <text:p text:style-name="P8">Restricted to non-mountainous terrain</text:p>
            </text:list-item>
            <text:list-item>
              <text:p text:style-name="P8">Needs 2 food and 2 cotton</text:p>
            </text:list-item>
            <text:list-item>
              <text:p text:style-name="P8">Produces 2 textiles</text:p>
            </text:list-item>
            <text:list-item>
              <text:p text:style-name="P8">Wants 1 hi-tech goods, 1 service goods</text:p>
            </text:list-item>
          </text:list>
        </text:list-item>
        <text:list-item>
          <text:p text:style-name="P8">Steel Mill Village</text:p>
          <text:list>
            <text:list-item>
              <text:p text:style-name="P8">Restricted to non-mountainous terrain</text:p>
            </text:list-item>
            <text:list-item>
              <text:p text:style-name="P8">Needs 2 food and 2 ore</text:p>
            </text:list-item>
            <text:list-item>
              <text:p text:style-name="P8">Produces 2 steel</text:p>
            </text:list-item>
            <text:list-item>
              <text:p text:style-name="P8">Wants 1 hi-tech goods, 1 heavy machinery</text:p>
            </text:list-item>
          </text:list>
        </text:list-item>
        <text:list-item>
          <text:p text:style-name="P8">Sawmill Village</text:p>
          <text:list>
            <text:list-item>
              <text:p text:style-name="P8">Restricted to non-mountainous terrain</text:p>
            </text:list-item>
            <text:list-item>
              <text:p text:style-name="P8">Needs 2 food and 2 wood</text:p>
            </text:list-item>
            <text:list-item>
              <text:p text:style-name="P8">Produces 2 lumber</text:p>
            </text:list-item>
            <text:list-item>
              <text:p text:style-name="P8">Wants 1 hi-tech goods, 1 service goods</text:p>
            </text:list-item>
          </text:list>
        </text:list-item>
      </text:list>
      <text:p text:style-name="P3"><text:soft-page-break/></text:p>
      <text:p text:style-name="P3">Tier 2 Ascensions</text:p>
      <text:list xml:id="list2467111522524725553" text:style-name="L4">
        <text:list-item>
          <text:p text:style-name="P9">Into Factory Town when supplied with 9 food, 6 textiles, and 9 steel</text:p>
        </text:list-item>
        <text:list-item>
          <text:p text:style-name="P9">Into Suburban Town when supplied with 9 food, 6 textiles, and 9 lumber</text:p>
        </text:list-item>
      </text:list>
      <text:p text:style-name="P3"/>
      <text:p text:style-name="P3">Tier 3</text:p>
      <text:list xml:id="list6513365220980315093" text:style-name="L5">
        <text:list-item>
          <text:p text:style-name="P10">Factory Town</text:p>
          <text:list>
            <text:list-item>
              <text:p text:style-name="P10">Restricted to grassland terrain</text:p>
            </text:list-item>
            <text:list-item>
              <text:p text:style-name="P10">Needs 3 food, 2 textiles, and 3 steel</text:p>
            </text:list-item>
            <text:list-item>
              <text:p text:style-name="P10">Produces 3 heavy machinery</text:p>
            </text:list-item>
            <text:list-item>
              <text:p text:style-name="P10">Wants 1 hi-tech goods</text:p>
            </text:list-item>
          </text:list>
        </text:list-item>
        <text:list-item>
          <text:p text:style-name="P10">Suburban Town</text:p>
          <text:list>
            <text:list-item>
              <text:p text:style-name="P10">Restricted to grassland terrain</text:p>
            </text:list-item>
            <text:list-item>
              <text:p text:style-name="P10">Needs 3 food, 2 textiles, and 3 lumber</text:p>
            </text:list-item>
            <text:list-item>
              <text:p text:style-name="P10">Produces 3 service goods</text:p>
            </text:list-item>
            <text:list-item>
              <text:p text:style-name="P10">Wants 1 hi-tech goods</text:p>
            </text:list-item>
          </text:list>
        </text:list-item>
      </text:list>
      <text:p text:style-name="P3"/>
      <text:p text:style-name="P3">Tier 3 ascensions</text:p>
      <text:list xml:id="list974229132732258149" text:style-name="L6">
        <text:list-item>
          <text:p text:style-name="P11">Into City when supplied with 12 food, 9 textiles, 9 steel, 9 lumber, 6 heavy machinery, and 6 service goods</text:p>
        </text:list-item>
      </text:list>
      <text:p text:style-name="P3"/>
      <text:p text:style-name="P3">Tier 4</text:p>
      <text:list xml:id="list3717967979604950444" text:style-name="L7">
        <text:list-item>
          <text:p text:style-name="P12">City</text:p>
          <text:list>
            <text:list-item>
              <text:p text:style-name="P12">Restricted to grassland terrain</text:p>
            </text:list-item>
            <text:list-item>
              <text:p text:style-name="P12">Needs 4 food, 3 textiles, 3 steel, 3 lumber, 2 heavy machinery, and 2 service goods</text:p>
            </text:list-item>
            <text:list-item>
              <text:p text:style-name="P12">Produces 4 hi-tech goods</text:p>
            </text:list-item>
            <text:list-item>
              <text:p text:style-name="P12">Wants nothing</text:p>
            </text:list-item>
          </text:list>
        </text:list-item>
      </text:list>
      <text:p text:style-name="P3"/>
      <text:p text:style-name="P3"/>
      <text:p text:style-name="P3"/>
      <text:p text:style-name="P2">Terrain</text:p>
      <text:p text:style-name="P2"/>
      <text:p text:style-name="P3">Grasslands</text:p>
      <text:list xml:id="list8422979111521263414" text:style-name="L8">
        <text:list-item>
          <text:p text:style-name="P13">Can support farmlands, cotton plantations, all tier 2 societies, all tier 3 societies, and all tier 4 societies.</text:p>
        </text:list-item>
        <text:list-item>
          <text:p text:style-name="P13">Can construct a farmland or a cotton plantation with 10 of any combination of lumber, steel and textiles.</text:p>
        </text:list-item>
        <text:list-item>
          <text:p text:style-name="P13">Can be turned into forest with 20 hi-tech goods.</text:p>
        </text:list-item>
      </text:list>
      <text:p text:style-name="P3"/>
      <text:p text:style-name="P3">Forests</text:p>
      <text:list xml:id="list9088931788451833461" text:style-name="L9">
        <text:list-item>
          <text:p text:style-name="P14">Can support lumber camps and all tier 2 societies.</text:p>
        </text:list-item>
        <text:list-item>
          <text:p text:style-name="P14">Can construct a lumber camp with 10 of any combination of lumber, steel, and textiles.</text:p>
        </text:list-item>
        <text:list-item>
          <text:p text:style-name="P14">Can be turned into a grassland with 10 heavy machinery.</text:p>
        </text:list-item>
      </text:list>
      <text:p text:style-name="P3"/>
      <text:p text:style-name="P3">Mountains</text:p>
      <text:list xml:id="list3750001145917967490" text:style-name="L10">
        <text:list-item>
          <text:p text:style-name="P15">Can support mines.</text:p>
        </text:list-item>
        <text:list-item>
          <text:p text:style-name="P15">Can construct a mine with 10 of any combination of lumber, steel, and textiles.</text:p>
        </text:list-item>
      </text:list>
      <text:p text:style-name="P3"/>
      <text:p text:style-name="P3"/>
      <text:p text:style-name="P2">Highways</text:p>
      <text:list xml:id="list7439809879663089786" text:style-name="L11">
        <text:list-item>
          <text:p text:style-name="P16"><text:soft-page-break/>Can be constructed for free.</text:p>
        </text:list-item>
        <text:list-item>
          <text:p text:style-name="P16">Have a base efficiency of 1.</text:p>
        </text:list-item>
        <text:list-item>
          <text:p text:style-name="P16">Efficiency increases resource travel rate and pull cooldown.</text:p>
        </text:list-item>
        <text:list-item>
          <text:p text:style-name="P16">Can gain efficiency for requesting and receiving (through HighwayManager) heavy machinery, service goods, and hi-tech goods.</text:p>
        </text:list-item>
      </text:list>
      <text:p text:style-name="P3"/>
      <text:p text:style-name="P2">Resource Depots</text:p>
      <text:list xml:id="list5809714194874060889" text:style-name="L12">
        <text:list-item>
          <text:p text:style-name="P17">Can be constructed on non-mountainous terrain for 10 of any combination of steel and lumber.</text:p>
        </text:list-item>
        <text:list-item>
          <text:p text:style-name="P17">Can store up to 30 resources of any type.</text:p>
        </text:list-item>
      </text:list>
      <text:p text:style-name="P3"/>
      <text:p text:style-name="P2">Highway Managers</text:p>
      <text:list xml:id="list6254389270205139035" text:style-name="L13">
        <text:list-item>
          <text:p text:style-name="P18">Can be constructed on grasslands for 15 service goods.</text:p>
        </text:list-item>
        <text:list-item>
          <text:p text:style-name="P18">Can manage highways up to 4 edges away, consuming their upkeeps and modifying their efficiencies.</text:p>
        </text:list-item>
      </text:list>
      <text:p text:style-name="P3"/>
      <text:p text:style-name="P3">A closed city configuration will generate surplus resources of all types except food.</text:p>
      <text:p text:style-name="P3"/>
      <text:p text:style-name="P3"/>
      <text:p text:style-name="P2">Society capacity and permission algorithm</text:p>
      <text:p text:style-name="P2"/>
      <text:p text:style-name="P3">For each resource type:</text:p>
      <text:p text:style-name="P3"><text:tab/>Set both permissions to false and capacity to zero;</text:p>
      <text:p text:style-name="P3"><text:tab/>If ascension is permitted and the resource is part of some ascension:</text:p>
      <text:p text:style-name="P3"><text:tab/><text:tab/>Placement permission is set to true;</text:p>
      <text:p text:style-name="P3"><text:tab/><text:tab/>Extraction permission is set to false;</text:p>
      <text:p text:style-name="P3"><text:tab/><text:tab/>Capacity is set to the highest value for that resource amongst all ascension options;</text:p>
      <text:p text:style-name="P3"><text:tab/><text:tab/>TotalCapacity is increased by the same amount;</text:p>
      <text:p text:style-name="P3"><text:tab/>Else if resource is part of needs or some want:</text:p>
      <text:p text:style-name="P3"><text:tab/><text:tab/>Placement permission is set to true;</text:p>
      <text:p text:style-name="P3"><text:tab/><text:tab/>Extraction permission is set to false;</text:p>
      <text:p text:style-name="P3"><text:tab/><text:tab/>Capacity is set to the highest value for that resource amongst production (times its <text:tab/><text:tab/>stockpile coefficient and all wants (times their stockpile coefficient)</text:p>
      <text:p text:style-name="P3"><text:tab/><text:tab/>TotalCapacity is increased by the same amount</text:p>
      <text:p text:style-name="P3"><text:tab/>Else if resource is part of production</text:p>
      <text:p text:style-name="P3"><text:tab/><text:tab/>Placement permission is set to false;</text:p>
      <text:p text:style-name="P3"><text:tab/><text:tab/>Extraction permission is set to true;</text:p>
      <text:p text:style-name="P3"><text:tab/><text:tab/>Capacity is set to the production for that resource times the production stockpile <text:tab/><text:tab/><text:tab/>coefficient</text:p>
      <text:p text:style-name="P3"><text:tab/><text:tab/>TotalCapacity is increased by the same amount</text:p>
      <text:p text:style-name="P3"/>
      <text:h text:style-name="P25" text:outline-level="1">3.2</text:h>
      <text:p text:style-name="Text_20_body"/>
      <text:p text:style-name="P4">Societies</text:p>
      <text:p text:style-name="Text_20_body"/>
      <text:p text:style-name="P3">Tier 1</text:p>
      <text:list xml:id="list32204632" text:continue-list="list5841451923867279985" text:style-name="L1">
        <text:list-item>
          <text:p text:style-name="P6">Farmland</text:p>
          <text:list>
            <text:list-item>
              <text:p text:style-name="P6">Restricted to grassland terrain</text:p>
            </text:list-item>
            <text:list-item>
              <text:p text:style-name="P6">Needs nothing</text:p>
            </text:list-item>
            <text:list-item>
              <text:p text:style-name="P6">Produces 2 food</text:p>
            </text:list-item>
            <text:list-item>
              <text:p text:style-name="P6">Wants 1 hi-tech goods, 1 service goods</text:p>
            </text:list-item>
          </text:list>
        </text:list-item>
        <text:list-item>
          <text:p text:style-name="P6">Lumber Camp</text:p>
          <text:list>
            <text:list-item>
              <text:p text:style-name="P6">Restricted to forest terrain</text:p>
            </text:list-item>
            <text:list-item>
              <text:p text:style-name="P6">Needs nothing</text:p>
            </text:list-item>
            <text:list-item>
              <text:p text:style-name="P6">Produces 2 wood</text:p>
            </text:list-item>
            <text:list-item>
              <text:p text:style-name="P6">Wants 1 hi-tech goods, 1 heavy machinery</text:p>
            </text:list-item>
          </text:list>
        </text:list-item>
        <text:list-item>
          <text:p text:style-name="P6">Mine</text:p>
          <text:list>
            <text:list-item>
              <text:p text:style-name="P6">Restricted to mountainous terrain</text:p>
            </text:list-item>
            <text:list-item>
              <text:p text:style-name="P6">Needs nothing</text:p>
            </text:list-item>
            <text:list-item>
              <text:p text:style-name="P6">Produces 2 ore</text:p>
            </text:list-item>
            <text:list-item>
              <text:p text:style-name="P6">Wants 1 hi-tech goods, 1 heavy machinery</text:p>
            </text:list-item>
          </text:list>
        </text:list-item>
        <text:list-item>
          <text:p text:style-name="P6">Cotton Plantation</text:p>
          <text:list>
            <text:list-item>
              <text:p text:style-name="P6">Restricted to grassland terrain</text:p>
            </text:list-item>
            <text:list-item>
              <text:p text:style-name="P6">Needs nothing</text:p>
            </text:list-item>
            <text:list-item>
              <text:p text:style-name="P6">Produces 2 cotton</text:p>
            </text:list-item>
            <text:list-item>
              <text:p text:style-name="P6">Wants 1 hi-tech goods, 1 service goods</text:p>
            </text:list-item>
          </text:list>
        </text:list-item>
      </text:list>
      <text:p text:style-name="P3"/>
      <text:p text:style-name="P3">Tier 1 Ascensions</text:p>
      <text:list xml:id="list4592606488379042108" text:style-name="L14">
        <text:list-item>
          <text:p text:style-name="P19">Into Textile Mill Village when supplied with 6 food and 6 cotton.</text:p>
        </text:list-item>
        <text:list-item>
          <text:p text:style-name="P19">Into Steel Mill Village when supplied with 6 food and 6 ore.</text:p>
        </text:list-item>
        <text:list-item>
          <text:p text:style-name="P19">Into Sawmill Village when supplied with 6 food and 6 wood.</text:p>
        </text:list-item>
      </text:list>
      <text:p text:style-name="P3"/>
      <text:p text:style-name="P3">Tier 2</text:p>
      <text:list xml:id="list5446023288638126131" text:style-name="L15">
        <text:list-item>
          <text:p text:style-name="P20">Textile Mill Village</text:p>
          <text:list>
            <text:list-item>
              <text:p text:style-name="P20">No terrain restrictions</text:p>
            </text:list-item>
            <text:list-item>
              <text:p text:style-name="P20">Needs 2 food and 2 cotton</text:p>
            </text:list-item>
            <text:list-item>
              <text:p text:style-name="P20">Produces 2 textiles</text:p>
            </text:list-item>
            <text:list-item>
              <text:p text:style-name="P20">Wants 1 hi-tech goods, 1 service goods</text:p>
            </text:list-item>
          </text:list>
        </text:list-item>
        <text:list-item>
          <text:p text:style-name="P20">Steel Mill Village</text:p>
          <text:list>
            <text:list-item>
              <text:p text:style-name="P20">No terrain restrictions</text:p>
            </text:list-item>
            <text:list-item>
              <text:p text:style-name="P20">Needs 2 food and 2 ore</text:p>
            </text:list-item>
            <text:list-item>
              <text:p text:style-name="P20">Produces 2 steel</text:p>
            </text:list-item>
            <text:list-item>
              <text:p text:style-name="P20">Wants 1 hi-tech goods, 1 heavy machinery</text:p>
            </text:list-item>
          </text:list>
        </text:list-item>
        <text:list-item>
          <text:p text:style-name="P20">Sawmill Village</text:p>
          <text:list>
            <text:list-item>
              <text:p text:style-name="P20">No terrain restrictions</text:p>
            </text:list-item>
            <text:list-item>
              <text:p text:style-name="P20">Needs 2 food and 2 wood</text:p>
            </text:list-item>
            <text:list-item>
              <text:p text:style-name="P20">Produces 2 lumber</text:p>
            </text:list-item>
            <text:list-item>
              <text:p text:style-name="P20"><text:soft-page-break/>Wants 1 hi-tech goods, 1 service goods</text:p>
            </text:list-item>
          </text:list>
        </text:list-item>
      </text:list>
      <text:p text:style-name="P3"/>
      <text:p text:style-name="P3">Tier 2 Ascensions</text:p>
      <text:list xml:id="list83174106123105404" text:style-name="L16">
        <text:list-item>
          <text:p text:style-name="P21">Into Factory Town when supplied with 12 food, 6 textiles, and 9 steel</text:p>
        </text:list-item>
        <text:list-item>
          <text:p text:style-name="P21">Into Suburban Town when supplied with 12 food, 6 textiles, and 9 lumber</text:p>
        </text:list-item>
      </text:list>
      <text:p text:style-name="P3"/>
      <text:p text:style-name="P3">Tier 3</text:p>
      <text:list xml:id="list2864216270003515934" text:style-name="L17">
        <text:list-item>
          <text:p text:style-name="P22">Factory Town</text:p>
          <text:list>
            <text:list-item>
              <text:p text:style-name="P22">Restricted to grassland terrain</text:p>
            </text:list-item>
            <text:list-item>
              <text:p text:style-name="P22">Needs 4 food, 2 textiles, and 3 steel</text:p>
            </text:list-item>
            <text:list-item>
              <text:p text:style-name="P22">Produces 3 heavy machinery</text:p>
            </text:list-item>
            <text:list-item>
              <text:p text:style-name="P22">Wants 1 hi-tech goods</text:p>
            </text:list-item>
          </text:list>
        </text:list-item>
        <text:list-item>
          <text:p text:style-name="P22">Suburban Town</text:p>
          <text:list>
            <text:list-item>
              <text:p text:style-name="P22">Restricted to grassland terrain</text:p>
            </text:list-item>
            <text:list-item>
              <text:p text:style-name="P22">Needs 4 food, 2 textiles, and 3 lumber</text:p>
            </text:list-item>
            <text:list-item>
              <text:p text:style-name="P22">Produces 3 service goods</text:p>
            </text:list-item>
            <text:list-item>
              <text:p text:style-name="P22">Wants 1 hi-tech goods</text:p>
            </text:list-item>
          </text:list>
        </text:list-item>
      </text:list>
      <text:p text:style-name="P3"/>
      <text:p text:style-name="P3">Tier 3 ascensions</text:p>
      <text:list xml:id="list8487284898371639920" text:style-name="L18">
        <text:list-item>
          <text:p text:style-name="P23">Into City when supplied with 18 food, 9 textiles, 9 steel, 9 lumber, 6 heavy machinery, and 6 service goods</text:p>
        </text:list-item>
      </text:list>
      <text:p text:style-name="P3"/>
      <text:p text:style-name="P3">Tier 4</text:p>
      <text:list xml:id="list5066822250907101675" text:style-name="L19">
        <text:list-item>
          <text:p text:style-name="P24">City</text:p>
          <text:list>
            <text:list-item>
              <text:p text:style-name="P24">Restricted to grassland terrain</text:p>
            </text:list-item>
            <text:list-item>
              <text:p text:style-name="P24">Needs 6 food, 3 textiles, 3 steel, 3 lumber, 2 heavy machinery, and 2 service goods</text:p>
            </text:list-item>
            <text:list-item>
              <text:p text:style-name="P24">Produces 4 hi-tech goods</text:p>
            </text:list-item>
            <text:list-item>
              <text:p text:style-name="P24">Wants noth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7M27S</meta:editing-duration>
    <meta:editing-cycles>12</meta:editing-cycles>
    <meta:generator>OpenOffice/4.1.1$Win32 OpenOffice.org_project/411m6$Build-9775</meta:generator>
    <dc:date>2017-05-09T12:01:30.09</dc:date>
    <meta:document-statistic meta:table-count="0" meta:image-count="0" meta:object-count="0" meta:page-count="5" meta:paragraph-count="172" meta:word-count="1099" meta:character-count="5833"/>
    <meta:user-defined meta:name="Info 1"/>
    <meta:user-defined meta:name="Info 2"/>
    <meta:user-defined meta:name="Info 3"/>
    <meta:user-defined meta:name="Info 4"/>
  </office:meta>
</office:document-meta>
</file>